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18H49M53.506051S" calcext:value-type="time">
            <text:p>818:4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4H30M47.044S" calcext:value-type="time">
            <text:p>04:3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28H15M15.803S" calcext:value-type="time">
            <text:p>28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7:49:01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6T12:25:32.834000000</dc:date>
    <dc:creator>Benjamin Laws</dc:creator>
    <meta:editing-duration>P35DT10H23M52S</meta:editing-duration>
    <meta:editing-cycles>945</meta:editing-cycles>
    <meta:generator>LibreOffice/7.2.6.2$Windows_X86_64 LibreOffice_project/b0ec3a565991f7569a5a7f5d24fed7f52653d754</meta:generator>
    <meta:document-statistic meta:table-count="2" meta:cell-count="1246" meta:object-count="0"/>
  </office:meta>
</office:document-meta>
</file>